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578A120CEB650CB9148.jpg" manifest:media-type="image/jpeg"/>
  <manifest:file-entry manifest:full-path="Pictures/10000000000003E80000057849BB1FD5605861DA.jpg" manifest:media-type="image/jpeg"/>
  <manifest:file-entry manifest:full-path="Pictures/10000000000003E80000057862963724CE6E0DC6.jpg" manifest:media-type="image/jpeg"/>
  <manifest:file-entry manifest:full-path="Pictures/10000000000003E8000005781AAC4807CC37C632.jpg" manifest:media-type="image/jpeg"/>
  <manifest:file-entry manifest:full-path="Pictures/10000000000003E800000578B8AD4A977811B3DF.jpg" manifest:media-type="image/jpeg"/>
  <manifest:file-entry manifest:full-path="Pictures/10000000000003E800000578FE085B007794DE70.jpg" manifest:media-type="image/jpeg"/>
  <manifest:file-entry manifest:full-path="Pictures/10000000000003E8000005782C077C4DF7EAEB24.jpg" manifest:media-type="image/jpeg"/>
  <manifest:file-entry manifest:full-path="Pictures/10000000000003E8000005782A5DF9F17AA8B5A8.jpg" manifest:media-type="image/jpeg"/>
  <manifest:file-entry manifest:full-path="Pictures/10000000000003E8000005785E1BF30D621663E7.jpg" manifest:media-type="image/jpeg"/>
  <manifest:file-entry manifest:full-path="Pictures/10000000000003E80000057817F585441F8FF6A0.jpg" manifest:media-type="image/jpeg"/>
  <manifest:file-entry manifest:full-path="Pictures/10000000000003E800000578F2461F701810DC76.jpg" manifest:media-type="image/jpeg"/>
  <manifest:file-entry manifest:full-path="Pictures/10000000000003E8000005781791DF4E5AD0A312.jpg" manifest:media-type="image/jpeg"/>
  <manifest:file-entry manifest:full-path="Pictures/10000000000003E8000005784B6D9C61234C5272.jpg" manifest:media-type="image/jpeg"/>
  <manifest:file-entry manifest:full-path="Pictures/10000000000003E800000578D6496FEB4A790AB4.jpg" manifest:media-type="image/jpeg"/>
  <manifest:file-entry manifest:full-path="Pictures/10000000000003E800000578613437CBBB3588A7.jpg" manifest:media-type="image/jpeg"/>
  <manifest:file-entry manifest:full-path="Pictures/10000000000003E800000578BA512480DA91C057.jpg" manifest:media-type="image/jpeg"/>
  <manifest:file-entry manifest:full-path="Pictures/10000000000003E8000005785D6970539037707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49cm" svg:height="8.889cm" svg:x="13.7cm" svg:y="19cm">
          <draw:image xlink:href="Pictures/10000000000003E80000057849BB1FD5605861DA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19.011cm">
          <draw:image xlink:href="Pictures/10000000000003E800000578A120CEB650CB914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8.911cm">
          <draw:image xlink:href="Pictures/10000000000003E8000005781AAC4807CC37C63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6cm" svg:y="10.011cm">
          <draw:image xlink:href="Pictures/10000000000003E800000578B8AD4A977811B3DF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51cm" svg:y="10.011cm">
          <draw:image xlink:href="Pictures/10000000000003E800000578FE085B007794DE7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951cm" svg:y="9.9cm">
          <draw:image xlink:href="Pictures/10000000000003E80000057862963724CE6E0DC6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.111cm">
          <draw:image xlink:href="Pictures/10000000000003E8000005782C077C4DF7EAEB2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5cm" svg:y="1.111cm">
          <draw:image xlink:href="Pictures/10000000000003E8000005782A5DF9F17AA8B5A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.111cm">
          <draw:image xlink:href="Pictures/10000000000003E80000057817F585441F8FF6A0.jpg" xlink:type="simple" xlink:show="embed" xlink:actuate="onLoad" loext:mime-type="image/jpe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349cm" svg:height="8.889cm" svg:x="7.351cm" svg:y="19.1cm">
          <draw:image xlink:href="Pictures/10000000000003E800000578F2461F701810DC76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9.1cm">
          <draw:image xlink:href="Pictures/10000000000003E8000005781791DF4E5AD0A31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0.1cm">
          <draw:image xlink:href="Pictures/10000000000003E8000005785E1BF30D621663E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cm" svg:y="10.011cm">
          <draw:image xlink:href="Pictures/10000000000003E8000005784B6D9C61234C527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951cm" svg:y="10.111cm">
          <draw:image xlink:href="Pictures/10000000000003E800000578D6496FEB4A790AB4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.011cm">
          <draw:image xlink:href="Pictures/10000000000003E800000578613437CBBB3588A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1cm">
          <draw:image xlink:href="Pictures/10000000000003E800000578BA512480DA91C05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.011cm">
          <draw:image xlink:href="Pictures/10000000000003E8000005785D6970539037707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30T08:53:03.596000000</meta:creation-date>
    <dc:date>2022-12-30T08:54:40.962000000</dc:date>
    <meta:editing-duration>PT1M37S</meta:editing-duration>
    <meta:editing-cycles>1</meta:editing-cycles>
    <meta:document-statistic meta:object-count="17"/>
    <meta:generator>LibreOffice/6.2.6.2$Windows_X86_64 LibreOffice_project/684e730861356e74889dfe6dbddd3562aae2e6ad</meta:generator>
  </office:meta>
</office:document-meta>
</file>